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ahoma" fo:font-size="10pt" style:text-underline-style="solid" style:text-underline-width="auto" style:text-underline-color="font-color" fo:font-weight="bold" style:font-size-asian="10pt" style:font-weight-asian="bold" style:font-size-complex="10pt" style:font-weight-complex="bold"/>
    </style:style>
    <style:style style:name="P2" style:family="paragraph" style:parent-style-name="Standard">
      <style:text-properties style:font-name="Tahoma" fo:font-size="10pt" style:text-underline-style="none" fo:font-weight="normal" style:font-size-asian="10pt" style:font-weight-asian="normal" style:font-size-complex="10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Information Gathering</text:p>
      <text:p text:style-name="P1"/>
      <text:p text:style-name="P2">To gather the required information for the system there will be a need to involve the stakeholders, client, event organisers and users of these systems in order to get the information needed to successfully create a working system.</text:p>
      <text:p text:style-name="P2"/>
      <text:p text:style-name="P2">It will be done as follows:-</text:p>
      <text:p text:style-name="P2"/>
      <text:p text:style-name="P2">Interviewing the event organisers to see which information they need to display and what their requirements are for their event to be tracked, managed and paid for. They would be asked about the typical design or outline that they require and their requirements for must and nice to haves.</text:p>
      <text:p text:style-name="P2"/>
      <text:p text:style-name="P2">The user would need to be involved to find out how they like to use these types of sites and what attracts them and keeps them on it for an extended period of time. A survey, focus group, or beta test could be conducted.</text:p>
      <text:p text:style-name="P2"/>
      <text:p text:style-name="P2">The stakeholders would be asked for their input about how they see the system expanded and budget, time constraints and updates on progress would need to be agreed.</text:p>
      <text:p text:style-name="P2"/>
      <text:p text:style-name="P2">Similar sites will be used to see how they show the events, information, pricing and payments are handled.</text:p>
      <text:p text:style-name="P2"/>
      <text:p text:style-name="P2">Host systems would need to be assessed for traffic load, capacity, integration and availability. If the system will be physical in a server farm or integrated into cloud systems or a hybrid form. Costs of upkeep, maintenance and SLA's will need to be factored into time and cost.</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ee </meta:initial-creator>
    <meta:creation-date>2026-03-11T14:01:18.29</meta:creation-date>
    <meta:document-statistic meta:table-count="0" meta:image-count="0" meta:object-count="0" meta:page-count="1" meta:paragraph-count="8" meta:word-count="233" meta:character-count="1338"/>
    <dc:date>2026-03-11T14:11:11.86</dc:date>
    <dc:creator>Dee </dc:creator>
    <meta:editing-duration>PT9M53S</meta:editing-duration>
    <meta:editing-cycles>1</meta:editing-cycles>
    <meta:generator>OpenOffice/4.1.15$Win32 OpenOffice.org_project/4115m2$Build-9813</meta:generator>
  </office:meta>
</office:document-meta>
</file>